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6DE1EE801B0E5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line-height="100%"/>
      <style:text-properties fo:language="en" fo:country="GB"/>
    </style:style>
    <style:style style:name="P3" style:family="paragraph" style:parent-style-name="Standard">
      <style:paragraph-properties fo:line-height="100%"/>
      <style:text-properties fo:language="en" fo:country="GB" officeooo:paragraph-rsid="00084e66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P5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P6" style:family="paragraph" style:parent-style-name="Standard">
      <style:paragraph-properties fo:line-height="150%"/>
      <style:text-properties fo:language="en" fo:country="GB"/>
    </style:style>
    <style:style style:name="P7" style:family="paragraph" style:parent-style-name="Standard">
      <style:paragraph-properties fo:line-height="150%"/>
      <style:text-properties fo:language="en" fo:country="GB" officeooo:paragraph-rsid="00084e66"/>
    </style:style>
    <style:style style:name="P8" style:family="paragraph" style:parent-style-name="Standard">
      <style:text-properties fo:language="en" fo:country="GB" officeooo:paragraph-rsid="000b2bf3"/>
    </style:style>
    <style:style style:name="P9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P10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language="en" fo:country="GB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language="en" fo:country="GB" officeooo:paragraph-rsid="00084e66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2.858cm" fo:margin-right="0cm" fo:line-height="100%" fo:text-indent="-2.858cm" style:auto-text-indent="false"/>
      <style:text-properties fo:language="en" fo:country="GB"/>
    </style:style>
    <style:style style:name="P1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84e66"/>
    </style:style>
    <style:style style:name="P1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b2bf3"/>
    </style:style>
    <style:style style:name="P15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a114e"/>
    </style:style>
    <style:style style:name="P16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b2bf3"/>
    </style:style>
    <style:style style:name="P1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c36c2"/>
    </style:style>
    <style:style style:name="P18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159955"/>
    </style:style>
    <style:style style:name="P19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/>
    </style:style>
    <style:style style:name="P20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 officeooo:paragraph-rsid="00179153"/>
    </style:style>
    <style:style style:name="P21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fo:language="en" fo:country="GB" officeooo:paragraph-rsid="000c36c2"/>
    </style:style>
    <style:style style:name="P22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035e"/>
    </style:style>
    <style:style style:name="P23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2bf3"/>
    </style:style>
    <style:style style:name="P24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fo:language="en" fo:country="GB" officeooo:paragraph-rsid="000b035e"/>
    </style:style>
    <style:style style:name="P25" style:family="paragraph" style:parent-style-name="Standard" style:master-page-name="">
      <style:paragraph-properties style:page-number="auto" fo:break-before="auto" fo:break-after="auto"/>
      <style:text-properties fo:language="en" fo:country="GB" officeooo:paragraph-rsid="000b2bf3"/>
    </style:style>
    <style:style style:name="P26" style:family="paragraph" style:parent-style-name="Standard" style:master-page-name="">
      <style:paragraph-properties style:page-number="auto" fo:break-before="auto" fo:break-after="auto"/>
      <style:text-properties fo:language="en" fo:country="GB" officeooo:paragraph-rsid="000b2bf3"/>
    </style:style>
    <style:style style:name="P27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font-size="40pt" fo:language="en" fo:country="GB" style:font-size-asian="40pt" style:font-size-complex="40pt"/>
    </style:style>
    <style:style style:name="P28" style:family="paragraph" style:parent-style-name="Header_20_left">
      <style:text-properties fo:language="en" fo:country="GB"/>
    </style:style>
    <style:style style:name="T1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2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style:font-name="Calibri" fo:font-size="12pt" officeooo:rsid="00084e66" style:font-name-asian="Calibri" style:font-size-asian="12pt" style:font-name-complex="Calibri" style:font-size-complex="12pt"/>
    </style:style>
    <style:style style:name="T4" style:family="text">
      <style:text-properties fo:color="#444444" style:font-name="Calibri" fo:font-size="12pt" officeooo:rsid="000a114e" style:font-name-asian="Calibri" style:font-size-asian="12pt" style:font-name-complex="Calibri" style:font-size-complex="12pt"/>
    </style:style>
    <style:style style:name="T5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444444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style:font-name="Calibri" fo:font-size="12pt" fo:font-weight="normal" officeooo:rsid="000c36c2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style:font-name="Calibri" fo:font-size="12pt" fo:font-weight="normal" officeooo:rsid="000e2aa1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style:font-name="Calibri" fo:font-size="12pt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Calibri" fo:font-size="12pt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style:font-name="Calibri" fo:font-size="12pt" fo:font-weight="normal" officeooo:rsid="0013f012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Calibri" fo:font-size="12pt" fo:language="cs" fo:country="CZ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444444" style:font-name="Calibri" fo:font-size="12pt" fo:language="cs" fo:country="CZ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color="#444444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444444" style:font-name="Calibri" fo:font-size="12pt" fo:language="cs" fo:country="CZ" fo:font-weight="normal" officeooo:rsid="0016a028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444444" style:font-name="Calibri" fo:font-size="12pt" fo:language="cs" fo:country="CZ" fo:font-weight="normal" officeooo:rsid="00179153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444444" style:font-name="Calibri" fo:font-size="12pt" fo:language="cs" fo:country="CZ" fo:font-weight="normal" officeooo:rsid="0019277d" style:font-name-asian="Calibri" style:font-size-asian="12pt" style:font-weight-asian="normal" style:font-name-complex="Calibri" style:font-size-complex="12pt" style:font-weight-complex="normal"/>
    </style:style>
    <style:style style:name="T18" style:family="text">
      <style:text-properties fo:color="#444444" style:font-name="Calibri" fo:font-size="14pt" fo:font-weight="bold" officeooo:rsid="00084e66" style:font-name-asian="Calibri" style:font-size-asian="14pt" style:font-weight-asian="bold" style:font-name-complex="Calibri" style:font-size-complex="14pt" style:font-weight-complex="bold"/>
    </style:style>
    <style:style style:name="T19" style:family="text">
      <style:text-properties fo:color="#444444" style:font-name="Calibri" fo:font-size="14pt" fo:font-weight="bold" officeooo:rsid="000b035e" style:font-name-asian="Calibri" style:font-size-asian="14pt" style:font-weight-asian="bold" style:font-name-complex="Calibri" style:font-size-complex="14pt" style:font-weight-complex="bold"/>
    </style:style>
    <style:style style:name="T20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T21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84e6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a11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c36c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e2a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6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a11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7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b035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8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84e6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9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84e66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0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a114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1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035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2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2bf3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3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c36c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4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3f01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5" style:family="text">
      <style:text-properties fo:color="#3d85c6"/>
    </style:style>
    <style:style style:name="T36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7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8" style:family="text">
      <style:text-properties fo:color="#3d85c6" style:font-name="Calibri" fo:font-size="12pt" fo:font-weight="bold" officeooo:rsid="000b2bf3" style:font-name-asian="Calibri" style:font-size-asian="12pt" style:font-weight-asian="bold" style:font-name-complex="Calibri" style:font-size-complex="12pt" style:font-weight-complex="bold"/>
    </style:style>
    <style:style style:name="T39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0" style:family="text">
      <style:text-properties fo:color="#3d85c6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41" style:family="text">
      <style:text-properties fo:color="#3d85c6" style:font-name="Calibri" fo:font-size="12pt" fo:font-weight="normal" officeooo:rsid="000b035e" style:font-name-asian="Calibri" style:font-size-asian="12pt" style:font-weight-asian="normal" style:font-name-complex="Calibri" style:font-size-complex="12pt" style:font-weight-complex="normal"/>
    </style:style>
    <style:style style:name="T42" style:family="text">
      <style:text-properties fo:color="#3d85c6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43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T44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45" style:family="text">
      <style:text-properties fo:color="#999999" style:font-name="Calibri" fo:font-size="10pt" officeooo:rsid="00084e66" style:font-name-asian="Calibri" style:font-size-asian="10pt" style:font-name-complex="Calibri" style:font-size-complex="10pt"/>
    </style:style>
    <style:style style:name="T46" style:family="text">
      <style:text-properties fo:color="#999999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7" style:family="text">
      <style:text-properties fo:color="#999999" style:font-name="Calibri" fo:font-size="10pt" fo:font-weight="bold" officeooo:rsid="00084e66" style:font-name-asian="Calibri" style:font-size-asian="10pt" style:font-weight-asian="bold" style:font-name-complex="Calibri" style:font-size-complex="10pt" style:font-weight-complex="bold"/>
    </style:style>
    <style:style style:name="T48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49" style:family="text">
      <style:text-properties fo:color="#999999" style:font-name="Calibri" fo:font-size="10pt" fo:font-weight="normal" officeooo:rsid="00084e66" style:font-name-asian="Calibri" style:font-size-asian="10pt" style:font-weight-asian="normal" style:font-name-complex="Calibri" style:font-size-complex="10pt" style:font-weight-complex="normal"/>
    </style:style>
    <style:style style:name="T50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T51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T52" style:family="text">
      <style:text-properties fo:color="#9999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53" style:family="text">
      <style:text-properties fo:color="#999999" style:font-name="Calibri" fo:font-size="11pt" fo:font-weight="bold" officeooo:rsid="00084e66" style:font-name-asian="Calibri" style:font-size-asian="11pt" style:font-weight-asian="bold" style:font-name-complex="Calibri" style:font-size-complex="11pt" style:font-weight-complex="bold"/>
    </style:style>
    <style:style style:name="T54" style:family="text">
      <style:text-properties fo:color="#999999" style:font-name="Calibri" fo:font-size="11pt" fo:font-weight="bold" officeooo:rsid="000b035e" style:font-name-asian="Calibri" style:font-size-asian="11pt" style:font-weight-asian="bold" style:font-name-complex="Calibri" style:font-size-complex="11pt" style:font-weight-complex="bold"/>
    </style:style>
    <style:style style:name="T55" style:family="text">
      <style:text-properties fo:color="#999999" style:font-name="Calibri" fo:font-size="11pt" fo:font-weight="bold" officeooo:rsid="000b2bf3" style:font-name-asian="Calibri" style:font-size-asian="11pt" style:font-weight-asian="bold" style:font-name-complex="Calibri" style:font-size-complex="11pt" style:font-weight-complex="bold"/>
    </style:style>
    <style:style style:name="T56" style:family="text">
      <style:text-properties fo:color="#999999" style:font-name="Calibri" fo:font-size="11pt" fo:language="cs" fo:country="CZ" fo:font-weight="bold" officeooo:rsid="00159955" style:font-name-asian="Calibri" style:font-size-asian="11pt" style:font-weight-asian="bold" style:font-name-complex="Calibri" style:font-size-complex="11pt" style:font-weight-complex="bold"/>
    </style:style>
    <style:style style:name="T57" style:family="text">
      <style:text-properties fo:color="#999999" style:font-name="Calibri" fo:font-size="11pt" fo:language="cs" fo:country="CZ" fo:font-weight="normal" officeooo:rsid="00159955" style:font-name-asian="Calibri" style:font-size-asian="11pt" style:font-weight-asian="normal" style:font-name-complex="Calibri" style:font-size-complex="11pt" style:font-weight-complex="normal"/>
    </style:style>
    <style:style style:name="T58" style:family="text">
      <style:text-properties fo:color="#999999" style:font-name="Calibri" fo:font-size="11pt" fo:font-weight="normal" officeooo:rsid="000b035e" style:font-name-asian="Calibri" style:font-size-asian="11pt" style:font-weight-asian="normal" style:font-name-complex="Calibri" style:font-size-complex="11pt" style:font-weight-complex="normal"/>
    </style:style>
    <style:style style:name="T59" style:family="text">
      <style:text-properties fo:color="#999999" style:font-name="Calibri" fo:font-size="11pt" fo:font-weight="normal" officeooo:rsid="000b2bf3" style:font-name-asian="Calibri" style:font-size-asian="11pt" style:font-weight-asian="normal" style:font-name-complex="Calibri" style:font-size-complex="11pt" style:font-weight-complex="normal"/>
    </style:style>
    <style:style style:name="T60" style:family="text">
      <style:text-properties fo:color="#999999" style:font-name="Calibri" fo:font-size="11pt" fo:font-weight="normal" officeooo:rsid="00084e66" style:font-name-asian="Calibri" style:font-size-asian="11pt" style:font-weight-asian="normal" style:font-name-complex="Calibri" style:font-size-complex="11pt" style:font-weight-complex="normal"/>
    </style:style>
    <style:style style:name="T61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999999" fo:font-size="11pt" fo:font-weight="bold" officeooo:rsid="00084e66" style:font-size-asian="11pt" style:font-weight-asian="bold" style:font-size-complex="11pt" style:font-weight-complex="bold"/>
    </style:style>
    <style:style style:name="T63" style:family="text">
      <style:text-properties fo:color="#999999" fo:font-size="11pt" fo:font-weight="bold" officeooo:rsid="000c36c2" style:font-size-asian="11pt" style:font-weight-asian="bold" style:font-size-complex="11pt" style:font-weight-complex="bold"/>
    </style:style>
    <style:style style:name="T64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65" style:family="text">
      <style:text-properties fo:color="#999999" fo:font-size="11pt" fo:font-weight="normal" officeooo:rsid="00084e66" style:font-size-asian="11pt" style:font-weight-asian="normal" style:font-size-complex="11pt" style:font-weight-complex="normal"/>
    </style:style>
    <style:style style:name="T66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a114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7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84e66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8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035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9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2bf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0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c36c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1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b035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2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84e6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3" style:family="text">
      <style:text-properties fo:color="#999999" style:text-line-through-style="none" style:text-line-through-type="none" style:font-name="Calibri" fo:font-size="11pt" fo:language="cs" fo:country="CZ" fo:font-style="normal" style:text-underline-style="none" fo:font-weight="bold" officeooo:rsid="001575a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4" style:family="text">
      <style:text-properties fo:color="#999999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5" style:family="text">
      <style:text-properties fo:color="#999999" style:text-line-through-style="none" style:text-line-through-type="none" style:font-name="Calibri" fo:font-size="10pt" fo:language="cs" fo:country="CZ" fo:font-style="normal" style:text-underline-style="none" fo:font-weight="normal" officeooo:rsid="0019277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6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77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T78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79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style style:name="T80" style:family="text">
      <style:text-properties fo:color="#666666" style:font-name="Calibri" fo:font-size="9pt" fo:language="cs" fo:country="CZ" fo:font-weight="bold" officeooo:rsid="00159955" style:font-name-asian="Calibri" style:font-size-asian="9pt" style:font-weight-asian="bold" style:font-name-complex="Calibri" style:font-size-complex="10pt" style:font-weight-complex="bold"/>
    </style:style>
    <style:style style:name="T81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T82" style:family="text">
      <style:text-properties style:text-line-through-style="none" style:text-line-through-type="none" fo:font-style="normal" style:text-underline-style="none" fo:font-weight="normal" officeooo:rsid="00084e66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fo:language="cs" fo:country="CZ" fo:font-style="normal" style:text-underline-style="none" fo:font-weight="normal" officeooo:rsid="00159955" style:font-style-asian="normal" style:font-weight-asian="normal" style:font-style-complex="normal" style:font-weight-complex="normal"/>
    </style:style>
    <style:style style:name="T84" style:family="text">
      <style:text-properties fo:font-size="14pt" fo:font-weight="bold" officeooo:rsid="00084e66" style:font-size-asian="14pt" style:font-weight-asian="bold" style:font-size-complex="14pt" style:font-weight-complex="bold"/>
    </style:style>
    <style:style style:name="T85" style:family="text">
      <style:text-properties fo:font-size="14pt" fo:font-weight="normal" officeooo:rsid="00084e66" style:font-size-asian="14pt" style:font-weight-asian="normal" style:font-size-complex="14pt" style:font-weight-complex="normal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language="en" fo:country="G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0">Roman</text:span><text:span text:style-name="T1"> </text:span><text:span text:style-name="T43">Dvořák</text:span></text:p>
      <text:p text:style-name="P3"><text:span text:style-name="T49">Neplachova 11,</text:span><text:span text:style-name="T47"> České Budějovice, 370 04, Czech Republic</text:span></text:p>
      <text:p text:style-name="P3"><text:span text:style-name="T48">Date of birth: <text:s/></text:span><text:span text:style-name="T46"><text:s/></text:span><text:span text:style-name="T47">10. 10. 1997</text:span><text:span text:style-name="T76"> <text:s text:c="2"/>• <text:s text:c="2"/></text:span><text:span text:style-name="T44">Mobile: <text:s/></text:span><text:span text:style-name="T45">+420 </text:span><text:span text:style-name="T47">606421774</text:span></text:p>
      <text:p text:style-name="P3"><text:span text:style-name="T74">E-</text:span><text:span text:style-name="T75">mail</text:span><text:span text:style-name="T74">:</text:span><text:span text:style-name="T46"> </text:span><text:a xlink:type="simple" xlink:href="mailto:roman-dvorak@email.cz" text:style-name="Internet_20_link" text:visited-style-name="Visited_20_Internet_20_Link"><text:span text:style-name="T47">roman-dvorak@email.cz</text:span></text:a></text:p>
      <text:p text:style-name="P2"><draw:frame draw:style-name="fr1" draw:name="grafika1" text:anchor-type="as-char" svg:width="15.505cm" svg:height="0.053cm" draw:z-index="0"><draw:image xlink:href="Pictures/100002010000024A000000016DE1EE801B0E55F6.png" xlink:type="simple" xlink:show="embed" xlink:actuate="onLoad" loext:mime-type="image/png"/></draw:frame></text:p>
      <text:p text:style-name="P13"><text:span text:style-name="T36"/></text:p>
      <text:p text:style-name="P13"><text:span text:style-name="T36">Education<text:tab/></text:span><text:span text:style-name="T18">Bc. Study –</text:span><text:span text:style-name="T29"> CTU in Prague, Faculty of Electrical Engineering</text:span><text:span text:style-name="T2"><text:line-break/></text:span><text:span text:style-name="T53">Since 2017</text:span></text:p>
      <text:p text:style-name="P11"><text:span text:style-name="T61"><text:tab/></text:span><text:span text:style-name="T65">study </text:span><text:span text:style-name="T64">program: </text:span><text:span text:style-name="T61">Open Electronic Systems <text:line-break/></text:span></text:p>
      <text:p text:style-name="P11"><text:span text:style-name="T61"><text:tab/></text:span><text:span text:style-name="T84">High school</text:span><text:span text:style-name="T85"> (Gymnasium)</text:span><text:span text:style-name="T86"><text:line-break/></text:span><text:span text:style-name="T62">2013 – 2017 </text:span><text:span text:style-name="T63">| </text:span><text:span text:style-name="T62">ČRG in České Budějovice</text:span></text:p>
      <text:p text:style-name="P11"><text:span text:style-name="T62"/></text:p>
      <text:p text:style-name="P7"><draw:frame draw:style-name="fr1" draw:name="grafika3" text:anchor-type="as-char" svg:width="15.505cm" svg:height="0.053cm" draw:z-index="1"><draw:image xlink:href="Pictures/100002010000024A000000016DE1EE801B0E55F6.png" xlink:type="simple" xlink:show="embed" xlink:actuate="onLoad" loext:mime-type="image/png"/></draw:frame></text:p>
      <text:p text:style-name="P18"><text:span text:style-name="T36">Experience <text:tab/></text:span><text:span text:style-name="T18">Bolidozor – radio meteor detection network</text:span><text:span text:style-name="T2"><text:line-break/></text:span><text:span text:style-name="T67">Since 2014</text:span><text:span text:style-name="T53"> </text:span><text:span text:style-name="T2"><text:line-break/></text:span><text:span text:style-name="T3">Development of software </text:span><text:span text:style-name="T4">and d</text:span><text:span text:style-name="T3">ata analysis. </text:span></text:p>
      <text:p text:style-name="P18"><text:span text:style-name="T28"><text:tab/></text:span><text:span text:style-name="T29">MLAB – open-source electronic laboratory</text:span><text:span text:style-name="T28"><text:line-break/></text:span><text:span text:style-name="T67">Since 2013</text:span><text:span text:style-name="T28"><text:line-break/></text:span><text:span text:style-name="T21">Design of electronic modules, development of software.</text:span></text:p>
      <text:p text:style-name="P17"><text:span text:style-name="T2"><text:tab/></text:span><text:span text:style-name="T29">Mentor at summer school of Astronomy</text:span><text:span text:style-name="T2"><text:line-break/></text:span><text:span text:style-name="T53">Since 2017<text:line-break/></text:span><text:span text:style-name="T21">Supervisor of radio </text:span><text:span text:style-name="T22">a</text:span><text:span text:style-name="T21">strono</text:span><text:span text:style-name="T22">m</text:span><text:span text:style-name="T21">y group </text:span><text:span text:style-name="T24">at </text:span><text:span text:style-name="T25">the </text:span><text:span text:style-name="T24">s</text:span><text:span text:style-name="T21">ummer school for high school and university students.</text:span></text:p>
      <text:p text:style-name="P18"><text:span text:style-name="T28"><text:tab/></text:span><text:span text:style-name="T29">AROM </text:span><text:span text:style-name="T33">(</text:span><text:span text:style-name="T29">Autonomous robotic observatory manager</text:span><text:span text:style-name="T33">)</text:span><text:span text:style-name="T28"><text:line-break/></text:span><text:span text:style-name="T67">Since 201</text:span><text:span text:style-name="T70">6</text:span><text:span text:style-name="T28"><text:line-break/></text:span><text:span text:style-name="T24">Open-source software for autonomous controlling observatories and their equipment.</text:span></text:p>
      <text:p text:style-name="P18"><text:span text:style-name="T26"><text:tab/></text:span><text:span text:style-name="T29">Modernisation of </text:span><text:span text:style-name="T30">solar coelostat</text:span><text:span text:style-name="T26"><text:line-break/></text:span><text:span text:style-name="T66">2017 </text:span><text:span text:style-name="T73">- 2018</text:span><text:span text:style-name="T26"><text:line-break/></text:span><text:span text:style-name="T21">Development of software for controlling </text:span><text:span text:style-name="T24">movements of solar </text:span><text:span text:style-name="T22">coelostat </text:span><text:span text:style-name="T24">and data processing from</text:span><text:span text:style-name="T22"> measuring devices.</text:span></text:p>
      <text:p text:style-name="P15"><text:span text:style-name="T26"><text:tab/></text:span><text:span text:style-name="T29">Modernisation of </text:span><text:span text:style-name="T34">Patrol</text:span><text:span text:style-name="T29"> telescope </text:span><text:span text:style-name="T34">at Ondřejov observatory</text:span><text:span text:style-name="T26"><text:line-break/></text:span><text:span text:style-name="T66">2017</text:span><text:span text:style-name="T26"><text:line-break/></text:span><text:span text:style-name="T21">Development of software for controlling telescopes and </text:span><text:span text:style-name="T22">accessories.</text:span></text:p>
      <text:p text:style-name="P16"><text:span text:style-name="T29"><text:tab/></text:span><text:span text:style-name="T32">RAbTeZA</text:span><text:span text:style-name="T26"><text:line-break/></text:span><text:span text:style-name="T66">201</text:span><text:span text:style-name="T69">4</text:span><text:span text:style-name="T26"><text:line-break/></text:span><text:span text:style-name="T21">D</text:span><text:span text:style-name="T23">esign and </text:span><text:span text:style-name="T24">realisation </text:span><text:span text:style-name="T23">of experiment for stratospheric balloon.</text:span></text:p>
      <text:p text:style-name="P16"><text:soft-page-break/><text:span text:style-name="T23"/></text:p>
      <text:p text:style-name="P21"><draw:frame draw:style-name="fr1" draw:name="Obrázek3" text:anchor-type="as-char" svg:width="15.505cm" svg:height="0.041cm" draw:z-index="6"><draw:image xlink:href="Pictures/100002010000024A000000016DE1EE801B0E55F6.png" xlink:type="simple" xlink:show="embed" xlink:actuate="onLoad" loext:mime-type="image/png"/></draw:frame></text:p>
      <text:p text:style-name="P20"><text:span text:style-name="T36">Skills<text:tab/></text:span><text:span text:style-name="T6">Programming </text:span><text:span text:style-name="T15">(</text:span><text:span text:style-name="T6">Python, C, Java</text:span><text:span text:style-name="T15">)</text:span><text:span text:style-name="T6"><text:line-break/></text:span><text:span text:style-name="T8">Database systems </text:span><text:span text:style-name="T15">(</text:span><text:span text:style-name="T8">SQL, MongoDB</text:span><text:span text:style-name="T15">)</text:span><text:span text:style-name="T9"><text:line-break/>EDA software </text:span><text:span text:style-name="T15">(</text:span><text:span text:style-name="T9">KiCAD</text:span><text:span text:style-name="T15">)</text:span><text:span text:style-name="T8"><text:line-break/></text:span><text:span text:style-name="T17">Li</text:span><text:span text:style-name="T13">n</text:span><text:span text:style-name="T17">u</text:span><text:span text:style-name="T13">x</text:span><text:span text:style-name="T9"> server administration</text:span><text:span text:style-name="T6"><text:line-break/></text:span><text:span text:style-name="T7">3D print, </text:span><text:span text:style-name="T9">3D </text:span><text:span text:style-name="T10">modelling </text:span><text:span text:style-name="T15">(</text:span><text:span text:style-name="T14">OpenScad, FreeCAD</text:span><text:span text:style-name="T15">)</text:span></text:p>
      <text:p text:style-name="P19"><text:span text:style-name="T6"><text:tab/>Driving </text:span><text:span text:style-name="T12">licen</text:span><text:span text:style-name="T15">s</text:span><text:span text:style-name="T12">e</text:span><text:span text:style-name="T6"> B</text:span></text:p>
      <text:p text:style-name="P12"><text:span text:style-name="T6"/></text:p>
      <text:p text:style-name="P6"><draw:frame draw:style-name="fr1" draw:name="grafika4" text:anchor-type="as-char" svg:width="15.505cm" svg:height="0.053cm" draw:z-index="3"><draw:image xlink:href="Pictures/100002010000024A000000016DE1EE801B0E55F6.png" xlink:type="simple" xlink:show="embed" xlink:actuate="onLoad" loext:mime-type="image/png"/></draw:frame></text:p>
      <text:p text:style-name="P10"><text:span text:style-name="T35">Languages<text:tab/></text:span><text:span text:style-name="T82">Czech, English</text:span></text:p>
      <text:p text:style-name="P1"><text:span text:style-name="T37"/></text:p>
      <text:p text:style-name="P24"><draw:frame draw:style-name="fr1" draw:name="grafika5" text:anchor-type="as-char" svg:width="15.505cm" svg:height="0.053cm" draw:z-index="4"><draw:image xlink:href="Pictures/100002010000024A000000016DE1EE801B0E55F6.png" xlink:type="simple" xlink:show="embed" xlink:actuate="onLoad" loext:mime-type="image/png"/></draw:frame></text:p>
      <text:p text:style-name="P22"><text:span text:style-name="T41">Conferences</text:span><text:span text:style-name="T37"><text:tab/></text:span><text:span text:style-name="T31">IBWS - <text:s/>INTEGRAL/BART Workshop</text:span></text:p>
      <text:p text:style-name="P23"><text:span text:style-name="T27"><text:tab/></text:span><text:span text:style-name="T67">201</text:span><text:span text:style-name="T68">6</text:span><text:span text:style-name="T71"> |</text:span><text:span text:style-name="T72"> </text:span><text:span text:style-name="T58">International conference, </text:span><text:span text:style-name="T54">Karlovy Vary, Czech Republic<text:line-break/></text:span><text:span text:style-name="T58">Poster: <text:s/></text:span><text:span text:style-name="T54">Bolidozor radio meteor detection network </text:span><text:span text:style-name="T52"><text:line-break/></text:span></text:p>
      <text:p text:style-name="P14"><text:span text:style-name="T52"><text:tab/></text:span><text:span text:style-name="T19">I</text:span><text:span text:style-name="T31">MC 2017 - International Meteor Conference</text:span><text:span text:style-name="T2"><text:line-break/></text:span><text:span text:style-name="T53">201</text:span><text:span text:style-name="T54">7</text:span><text:span text:style-name="T58"> | International conference,</text:span><text:span text:style-name="T54"> Petnica, Serbia<text:line-break/></text:span><text:span text:style-name="T59">Poster: <text:s/></text:span><text:span text:style-name="T55">Data management system of the Bolidozor network</text:span></text:p>
      <text:p text:style-name="P25"><text:span text:style-name="T37"/></text:p>
      <text:p text:style-name="P14"><text:span text:style-name="T38"><draw:frame draw:style-name="fr1" draw:name="Obrázek1" text:anchor-type="as-char" svg:width="15.505cm" svg:height="0.053cm" draw:z-index="5"><draw:image xlink:href="Pictures/100002010000024A000000016DE1EE801B0E55F6.png" xlink:type="simple" xlink:show="embed" xlink:actuate="onLoad" loext:mime-type="image/png"/></draw:frame></text:span></text:p>
      <text:p text:style-name="P8"><text:span text:style-name="T40">Interest</text:span><text:span text:style-name="T42">s</text:span><text:span text:style-name="T39"><text:tab/> <text:s text:c="2"/></text:span><text:span text:style-name="T6">Astrono</text:span><text:span text:style-name="T11">m</text:span><text:span text:style-name="T6">y, Electronics, Programming, Photography</text:span><text:span text:style-name="T5"> </text:span></text:p>
      <text:p text:style-name="P25"><text:span text:style-name="T37"/></text:p>
      <text:p text:style-name="P23"><text:span text:style-name="T37"><draw:frame draw:style-name="fr1" draw:name="Obrázek2" text:anchor-type="as-char" svg:width="15.505cm" svg:height="0.053cm" draw:z-index="2"><draw:image xlink:href="Pictures/100002010000024A000000016DE1EE801B0E55F6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MP2" style:family="paragraph" style:parent-style-name="Header_20_left">
      <style:text-properties fo:language="en" fo:country="GB"/>
    </style:style>
    <style:style style:name="MP3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MP4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M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MT2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MT3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MT4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MT5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MT6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MT7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MT8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MT9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164cm" fo:margin-bottom="1.125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1.191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oman</text:span><text:span text:style-name="MT2"> </text:span><text:span text:style-name="MT3">Dvořák</text:span></text:p>
      </style:header>
      <style:header-first>
        <text:p text:style-name="MP2"/>
      </style:header-first>
      <style:footer>
        <text:p text:style-name="MP3"><text:span text:style-name="MT4">Neplachova 11, České Budějovice, 37004, Czech Republic </text:span><text:span text:style-name="MT5">• </text:span><text:span text:style-name="MT4">+420 606421774 </text:span><text:span text:style-name="MT5">•</text:span><text:span text:style-name="MT6"> </text:span><text:span text:style-name="MT7">roman-dvorak@email.cz</text:span></text:p>
        <text:p text:style-name="MP4"><text:span text:style-name="MT8">Page: </text:span><text:span text:style-name="MT7"><text:page-number text:select-page="current">2</text:page-number></text:span><text:span text:style-name="MT7">/</text:span><text:span text:style-name="MT7"><text:page-count>2</text:page-count></text:span><text:span text:style-name="MT7"> <text:s text:c="6"/></text:span><text:span text:style-name="MT9"><text:s text:c="15"/></text:span></text:p>
      </style:footer>
      <style:footer-first>
        <text:p text:style-name="MP3"><text:span text:style-name="MT4">Neplachova 11, České Budějovice, 370 04, Czech Republic </text:span><text:span text:style-name="MT5">• </text:span><text:span text:style-name="MT4">+420 606421774 </text:span><text:span text:style-name="MT5">•</text:span><text:span text:style-name="MT6"> </text:span><text:a xlink:type="simple" xlink:href="mailto:roman-dvorak@email.cz" text:style-name="Internet_20_link" text:visited-style-name="Visited_20_Internet_20_Link"><text:span text:style-name="MT7">roman-dvorak@email.cz</text:span></text:a></text:p>
        <text:p text:style-name="MP4"><text:span text:style-name="MT8">Page: </text:span><text:span text:style-name="MT7"><text:page-number text:select-page="current">1</text:page-number></text:span><text:span text:style-name="MT7">/</text:span><text:span text:style-name="MT7"><text:page-count>2</text:page-count></text:span><text:span text:style-name="MT7"> <text:s text:c="6"/></text:span><text:span text:style-name="MT9"><text:s text:c="15"/></text:span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8-05-24T22:36:30.998000000</dc:date>
    <meta:editing-cycles>14</meta:editing-cycles>
    <meta:editing-duration>PT6H10M16S</meta:editing-duration>
    <meta:generator>LibreOffice/5.4.7.2$Windows_X86_64 LibreOffice_project/c838ef25c16710f8838b1faec480ebba495259d0</meta:generator>
    <meta:document-statistic meta:table-count="0" meta:image-count="7" meta:object-count="0" meta:page-count="2" meta:paragraph-count="33" meta:word-count="265" meta:character-count="2042" meta:non-whitespace-character-count="1723"/>
  </office:meta>
</office:document-meta>
</file>